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4000001155ED75ADC.png" manifest:media-type="image/png"/>
  <manifest:file-entry manifest:full-path="Pictures/10000000000001570000008B98CCE1AA.png" manifest:media-type="image/png"/>
  <manifest:file-entry manifest:full-path="Pictures/1000000000000260000001C03F127E5D.png" manifest:media-type="image/png"/>
  <manifest:file-entry manifest:full-path="Pictures/100000000000010B0000005920CABD70.png" manifest:media-type="image/png"/>
  <manifest:file-entry manifest:full-path="Pictures/1000000000000384000001B33A23B5EE.png" manifest:media-type="image/png"/>
  <manifest:file-entry manifest:full-path="Pictures/1000000000000158000001443734B210.png" manifest:media-type="image/png"/>
  <manifest:file-entry manifest:full-path="Pictures/100000000000020D000001D3C762765F.png" manifest:media-type="image/png"/>
  <manifest:file-entry manifest:full-path="Pictures/10000000000004D60000025CE702059A.png" manifest:media-type="image/png"/>
  <manifest:file-entry manifest:full-path="Pictures/10000000000001C2000000B1781B40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16cm" svg:height="6.688cm" svg:x="6.234cm" svg:y="13.084cm">
          <draw:image xlink:href="Pictures/10000000000004D60000025CE702059A.png" xlink:type="simple" xlink:show="embed" xlink:actuate="onLoad">
            <text:p/>
          </draw:image>
        </draw:frame>
        <draw:frame draw:style-name="gr1" draw:text-style-name="P1" draw:layer="layout" svg:width="8.564cm" svg:height="7.306cm" svg:x="16.467cm" svg:y="11.998cm">
          <draw:image xlink:href="Pictures/100000000000020D000001D3C762765F.png" xlink:type="simple" xlink:show="embed" xlink:actuate="onLoad">
            <text:p/>
          </draw:image>
        </draw:frame>
        <draw:frame draw:style-name="gr1" draw:text-style-name="P1" draw:layer="layout" svg:width="16.827cm" svg:height="7.644cm" svg:x="2.286cm" svg:y="3.278cm">
          <draw:image xlink:href="Pictures/1000000000000384000001B33A23B5EE.png" xlink:type="simple" xlink:show="embed" xlink:actuate="onLoad">
            <text:p/>
          </draw:image>
        </draw:frame>
        <draw:frame draw:style-name="gr1" draw:text-style-name="P1" draw:layer="layout" svg:width="10.17cm" svg:height="6.8cm" svg:x="1.616cm" svg:y="9.652cm">
          <draw:image xlink:href="Pictures/1000000000000260000001C03F127E5D.png" xlink:type="simple" xlink:show="embed" xlink:actuate="onLoad">
            <text:p/>
          </draw:image>
        </draw:frame>
        <draw:frame draw:style-name="gr1" draw:text-style-name="P1" draw:layer="layout" svg:width="9.926cm" svg:height="6.058cm" svg:x="15.748cm" svg:y="5.88cm">
          <draw:image xlink:href="Pictures/1000000000000224000001155ED75ADC.png" xlink:type="simple" xlink:show="embed" xlink:actuate="onLoad">
            <text:p/>
          </draw:image>
        </draw:frame>
        <draw:frame draw:style-name="gr1" draw:text-style-name="P1" draw:layer="layout" svg:width="7.063cm" svg:height="2.354cm" svg:x="8.129cm" svg:y="10.276cm">
          <draw:image xlink:href="Pictures/100000000000010B0000005920CABD70.png" xlink:type="simple" xlink:show="embed" xlink:actuate="onLoad">
            <text:p/>
          </draw:image>
        </draw:frame>
        <draw:frame draw:style-name="gr1" draw:text-style-name="P1" draw:layer="layout" svg:width="9.074cm" svg:height="3.677cm" svg:x="13.024cm" svg:y="3.81cm">
          <draw:image xlink:href="Pictures/10000000000001570000008B98CCE1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74cm" svg:height="7.874cm" svg:x="4.318cm" svg:y="5.08cm">
          <draw:image xlink:href="Pictures/1000000000000158000001443734B210.png" xlink:type="simple" xlink:show="embed" xlink:actuate="onLoad">
            <text:p/>
          </draw:image>
        </draw:frame>
        <draw:frame draw:style-name="gr1" draw:text-style-name="P1" draw:layer="layout" svg:width="11.905cm" svg:height="4.682cm" svg:x="9.398cm" svg:y="8.89cm">
          <draw:image xlink:href="Pictures/10000000000001C2000000B1781B40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8T17:00:48</meta:creation-date>
    <dc:date>2014-10-29T09:12:07</dc:date>
    <meta:editing-duration>P0D</meta:editing-duration>
    <meta:editing-cycles>2</meta:editing-cycles>
    <meta:generator>LibreOffice/3.5$Linux_X86_64 LibreOffice_project/350m1$Build-2</meta:generator>
    <meta:document-statistic meta:object-count="34"/>
  </office:meta>
</office:document-meta>
</file>